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n>1</mn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c</mi>
                <mn>2</mn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c</mi>
                <mn>3</mn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1</mn>
            </mtd>
          </mtr>
        </mtable>
      </mrow>
      <mo fence="true" stretchy="true">]</mo>
    </mrow>
    <annotation encoding="StarMath 5.0">left [ matrix{c_{1} # 0 # 0 # 0 ## 0 # c_{2} # 0 # 0 ## 0 # 0 # c_{3} # 0 ## 0 # 0 # 0 # 1} right ]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on Howard</meta:initial-creator>
    <meta:creation-date>2014-03-23T17:03:05.684691610</meta:creation-date>
    <meta:generator>LibreOffice/4.2.2.1$Linux_X86_64 LibreOffice_project/f2f45ee3880ac00d95d5e0d6d6ed11db4bb046db</meta:generator>
  </office:meta>
</office:document-meta>
</file>